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Bedrooms</text:p>
          </table:table-cell>
          <table:table-cell office:value-type="string" calcext:value-type="string">
            <text:p>Bathrooms</text:p>
          </table:table-cell>
          <table:table-cell office:value-type="string" calcext:value-type="string">
            <text:p>Storeys</text:p>
          </table:table-cell>
          <table:table-cell office:value-type="string" calcext:value-type="string">
            <text:p>Garages</text:p>
          </table:table-cell>
        </table:table-row>
        <table:table-row table:style-name="ro1">
          <table:table-cell office:value-type="string" calcext:value-type="string">
            <text:p>The Victoria</text:p>
          </table:table-cell>
          <table:table-cell office:value-type="float" office:value="374662" calcext:value-type="float">
            <text:p>37466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Xavier</text:p>
          </table:table-cell>
          <table:table-cell office:value-type="float" office:value="513268" calcext:value-type="float">
            <text:p>5132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Como</text:p>
          </table:table-cell>
          <table:table-cell office:value-type="float" office:value="454990" calcext:value-type="float">
            <text:p>45499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Aspen</text:p>
          </table:table-cell>
          <table:table-cell office:value-type="float" office:value="384356" calcext:value-type="float">
            <text:p>38435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Lucretia</text:p>
          </table:table-cell>
          <table:table-cell office:value-type="float" office:value="572002" calcext:value-type="float">
            <text:p>5720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Toorak</text:p>
          </table:table-cell>
          <table:table-cell office:value-type="float" office:value="521951" calcext:value-type="float">
            <text:p>52195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Skyscape</text:p>
          </table:table-cell>
          <table:table-cell office:value-type="float" office:value="263604" calcext:value-type="float">
            <text:p>26360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Clifton</text:p>
          </table:table-cell>
          <table:table-cell office:value-type="float" office:value="386103" calcext:value-type="float">
            <text:p>3861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Geneva</text:p>
          </table:table-cell>
          <table:table-cell office:value-type="float" office:value="390600" calcext:value-type="float">
            <text:p>3906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document-statistic meta:table-count="1" meta:cell-count="60" meta:object-count="0"/>
  </office:meta>
</office:document-meta>
</file>